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fo:font-weight="bold" officeooo:rsid="0015bdf5" officeooo:paragraph-rsid="0015bdf5" style:font-weight-asian="bold" style:font-weight-complex="bold"/>
    </style:style>
    <style:style style:name="P2" style:family="paragraph" style:parent-style-name="Standard">
      <style:text-properties fo:font-size="11pt" style:text-underline-style="solid" style:text-underline-width="auto" style:text-underline-color="font-color" fo:font-weight="bold" officeooo:rsid="00168658" officeooo:paragraph-rsid="00168658" style:font-size-asian="11pt" style:font-weight-asian="bold" style:font-size-complex="11pt" style:font-weight-complex="bold"/>
    </style:style>
    <style:style style:name="P3" style:family="paragraph" style:parent-style-name="Standard">
      <style:text-properties fo:font-size="11pt" style:text-underline-style="solid" style:text-underline-width="auto" style:text-underline-color="font-color" fo:font-weight="bold" officeooo:rsid="00191682" officeooo:paragraph-rsid="00191682" style:font-size-asian="11pt" style:font-weight-asian="bold" style:font-size-complex="11pt" style:font-weight-complex="bold"/>
    </style:style>
    <style:style style:name="P4" style:family="paragraph" style:parent-style-name="Standard">
      <style:text-properties fo:font-size="11pt" style:text-underline-style="solid" style:text-underline-width="auto" style:text-underline-color="font-color" fo:font-weight="bold" officeooo:rsid="001f728b" officeooo:paragraph-rsid="001f728b" style:font-size-asian="11pt" style:font-weight-asian="bold" style:font-size-complex="11pt" style:font-weight-complex="bold"/>
    </style:style>
    <style:style style:name="P5" style:family="paragraph" style:parent-style-name="Standard">
      <style:text-properties fo:font-size="11pt" style:text-underline-style="solid" style:text-underline-width="auto" style:text-underline-color="font-color" fo:font-weight="bold" officeooo:rsid="0022d0b8" officeooo:paragraph-rsid="0022d0b8" style:font-size-asian="11pt" style:font-weight-asian="bold" style:font-size-complex="11pt" style:font-weight-complex="bold"/>
    </style:style>
    <style:style style:name="P6" style:family="paragraph" style:parent-style-name="Standard">
      <style:text-properties fo:font-size="11pt" style:text-underline-style="solid" style:text-underline-width="auto" style:text-underline-color="font-color" fo:font-weight="bold" officeooo:rsid="002adadb" officeooo:paragraph-rsid="002adadb" style:font-size-asian="11pt" style:font-weight-asian="bold" style:font-size-complex="11pt" style:font-weight-complex="bold"/>
    </style:style>
    <style:style style:name="P7" style:family="paragraph" style:parent-style-name="Standard">
      <style:text-properties fo:font-size="11pt" style:text-underline-style="solid" style:text-underline-width="auto" style:text-underline-color="font-color" fo:font-weight="bold" officeooo:rsid="003389ab" officeooo:paragraph-rsid="003389ab"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fo:font-weight="bold" officeooo:rsid="00374a6f" officeooo:paragraph-rsid="00374a6f" style:font-size-asian="11pt" style:font-weight-asian="bold" style:font-size-complex="11pt" style:font-weight-complex="bold"/>
    </style:style>
    <style:style style:name="P9" style:family="paragraph" style:parent-style-name="Standard">
      <style:text-properties fo:font-size="11pt" style:text-underline-style="solid" style:text-underline-width="auto" style:text-underline-color="font-color" fo:font-weight="bold" officeooo:rsid="0047440d" officeooo:paragraph-rsid="0047440d" style:font-size-asian="11pt" style:font-weight-asian="bold" style:font-size-complex="11pt" style:font-weight-complex="bold"/>
    </style:style>
    <style:style style:name="P10" style:family="paragraph" style:parent-style-name="Standard">
      <style:text-properties fo:font-size="11pt" style:text-underline-style="solid" style:text-underline-width="auto" style:text-underline-color="font-color" fo:font-weight="bold" officeooo:rsid="004da6de" officeooo:paragraph-rsid="004da6de" style:font-size-asian="11pt" style:font-weight-asian="bold" style:font-size-complex="11pt" style:font-weight-complex="bold"/>
    </style:style>
    <style:style style:name="P11" style:family="paragraph" style:parent-style-name="Standard">
      <style:text-properties fo:font-size="11pt" style:text-underline-style="solid" style:text-underline-width="auto" style:text-underline-color="font-color" fo:font-weight="bold" officeooo:rsid="005a71c5" officeooo:paragraph-rsid="005a71c5" style:font-size-asian="11pt" style:font-weight-asian="bold" style:font-size-complex="11pt" style:font-weight-complex="bold"/>
    </style:style>
    <style:style style:name="P12" style:family="paragraph" style:parent-style-name="Standard">
      <style:text-properties fo:font-size="11pt" style:text-underline-style="solid" style:text-underline-width="auto" style:text-underline-color="font-color" fo:font-weight="bold" officeooo:rsid="00583f32" officeooo:paragraph-rsid="00583f32" style:font-size-asian="11pt" style:font-weight-asian="bold" style:font-size-complex="11pt" style:font-weight-complex="bold"/>
    </style:style>
    <style:style style:name="P13" style:family="paragraph" style:parent-style-name="Standard">
      <style:text-properties fo:font-size="11pt" style:text-underline-style="solid" style:text-underline-width="auto" style:text-underline-color="font-color" fo:font-weight="bold" officeooo:rsid="0065d817" officeooo:paragraph-rsid="0065d817" style:font-size-asian="11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bold" officeooo:rsid="0074e2a9" officeooo:paragraph-rsid="0074e2a9" style:font-size-asian="11pt" style:font-weight-asian="bold" style:font-size-complex="11pt" style:font-weight-complex="bold"/>
    </style:style>
    <style:style style:name="P15" style:family="paragraph" style:parent-style-name="Standard">
      <style:text-properties fo:font-size="11pt" fo:font-weight="normal" officeooo:rsid="0017655d" officeooo:paragraph-rsid="0017655d" style:font-size-asian="11pt" style:font-weight-asian="normal" style:font-size-complex="11pt" style:font-weight-complex="normal"/>
    </style:style>
    <style:style style:name="P16" style:family="paragraph" style:parent-style-name="Standard">
      <style:text-properties fo:font-size="11pt" fo:font-weight="normal" officeooo:rsid="00191682" officeooo:paragraph-rsid="00191682" style:font-size-asian="11pt" style:font-weight-asian="normal" style:font-size-complex="11pt" style:font-weight-complex="normal"/>
    </style:style>
    <style:style style:name="P17" style:family="paragraph" style:parent-style-name="Standard">
      <style:text-properties fo:font-size="11pt" fo:font-weight="normal" officeooo:rsid="00200430" officeooo:paragraph-rsid="00200430" style:font-size-asian="11pt" style:font-weight-asian="normal" style:font-size-complex="11pt" style:font-weight-complex="normal"/>
    </style:style>
    <style:style style:name="P18" style:family="paragraph" style:parent-style-name="Standard">
      <style:text-properties fo:font-size="11pt" fo:font-weight="normal" officeooo:rsid="00230f07" officeooo:paragraph-rsid="00230f07" style:font-size-asian="11pt" style:font-weight-asian="normal" style:font-size-complex="11pt" style:font-weight-complex="normal"/>
    </style:style>
    <style:style style:name="P19" style:family="paragraph" style:parent-style-name="Standard">
      <style:text-properties fo:font-size="11pt" fo:font-weight="normal" officeooo:rsid="002c7436" officeooo:paragraph-rsid="002c7436" style:font-size-asian="11pt" style:font-weight-asian="normal" style:font-size-complex="11pt" style:font-weight-complex="normal"/>
    </style:style>
    <style:style style:name="P20" style:family="paragraph" style:parent-style-name="Standard">
      <style:text-properties fo:font-size="11pt" fo:font-weight="normal" officeooo:rsid="004133bf" officeooo:paragraph-rsid="004133bf" style:font-size-asian="11pt" style:font-weight-asian="normal" style:font-size-complex="11pt" style:font-weight-complex="normal"/>
    </style:style>
    <style:style style:name="P21" style:family="paragraph" style:parent-style-name="Standard">
      <style:text-properties fo:font-size="11pt" fo:font-weight="normal" officeooo:rsid="004872d3" officeooo:paragraph-rsid="004872d3" style:font-size-asian="11pt" style:font-weight-asian="normal" style:font-size-complex="11pt" style:font-weight-complex="normal"/>
    </style:style>
    <style:style style:name="P22" style:family="paragraph" style:parent-style-name="Standard">
      <style:text-properties fo:font-size="11pt" fo:font-weight="normal" officeooo:rsid="004dc0e9" officeooo:paragraph-rsid="004dc0e9" style:font-size-asian="11pt" style:font-weight-asian="normal" style:font-size-complex="11pt" style:font-weight-complex="normal"/>
    </style:style>
    <style:style style:name="P23" style:family="paragraph" style:parent-style-name="Standard">
      <style:text-properties fo:font-size="11pt" fo:font-weight="normal" officeooo:rsid="00546aee" officeooo:paragraph-rsid="00546aee" style:font-size-asian="11pt" style:font-weight-asian="normal" style:font-size-complex="11pt" style:font-weight-complex="normal"/>
    </style:style>
    <style:style style:name="P24" style:family="paragraph" style:parent-style-name="Standard">
      <style:text-properties fo:font-size="11pt" officeooo:paragraph-rsid="0033dcdb" style:font-size-asian="11pt" style:font-size-complex="11pt"/>
    </style:style>
    <style:style style:name="P25" style:family="paragraph" style:parent-style-name="Standard">
      <style:text-properties fo:font-size="11pt" officeooo:paragraph-rsid="0038e561" style:font-size-asian="11pt" style:font-size-complex="11pt"/>
    </style:style>
    <style:style style:name="P26" style:family="paragraph" style:parent-style-name="Standard">
      <style:text-properties fo:font-size="11pt" officeooo:paragraph-rsid="005c6e2c" style:font-size-asian="11pt" style:font-size-complex="11pt"/>
    </style:style>
    <style:style style:name="P27" style:family="paragraph" style:parent-style-name="Standard">
      <style:text-properties fo:font-size="11pt" officeooo:paragraph-rsid="006cda8c" style:font-size-asian="11pt" style:font-size-complex="11pt"/>
    </style:style>
    <style:style style:name="P28" style:family="paragraph" style:parent-style-name="Standard">
      <style:text-properties fo:font-size="11pt" officeooo:paragraph-rsid="00754555" style:font-size-asian="11pt" style:font-size-complex="11pt"/>
    </style:style>
    <style:style style:name="P29" style:family="paragraph" style:parent-style-name="Standard">
      <style:text-properties fo:font-size="11pt" officeooo:rsid="007880f3" officeooo:paragraph-rsid="007880f3" style:font-size-asian="11pt" style:font-size-complex="11pt"/>
    </style:style>
    <style:style style:name="P30" style:family="paragraph" style:parent-style-name="Standard">
      <style:text-properties fo:font-size="11pt" style:text-underline-style="none" fo:font-weight="normal" officeooo:rsid="0065d817" officeooo:paragraph-rsid="0065d817" style:font-size-asian="11pt" style:font-weight-asian="normal" style:font-size-complex="11pt" style:font-weight-complex="normal"/>
    </style:style>
    <style:style style:name="P31" style:family="paragraph" style:parent-style-name="Standard">
      <style:text-properties fo:font-size="11pt" fo:font-style="italic" style:text-underline-style="solid" style:text-underline-width="auto" style:text-underline-color="font-color" fo:font-weight="normal" officeooo:rsid="0074e2a9" officeooo:paragraph-rsid="0074e2a9" style:font-size-asian="11pt" style:font-style-asian="italic" style:font-weight-asian="normal" style:font-size-complex="11pt" style:font-style-complex="italic" style:font-weight-complex="normal"/>
    </style:style>
    <style:style style:name="T1" style:family="text">
      <style:text-properties officeooo:rsid="001c4171"/>
    </style:style>
    <style:style style:name="T2" style:family="text">
      <style:text-properties officeooo:rsid="0020f0d0"/>
    </style:style>
    <style:style style:name="T3" style:family="text">
      <style:text-properties officeooo:rsid="002388cd"/>
    </style:style>
    <style:style style:name="T4" style:family="text">
      <style:text-properties officeooo:rsid="00245add"/>
    </style:style>
    <style:style style:name="T5" style:family="text">
      <style:text-properties officeooo:rsid="0025902c"/>
    </style:style>
    <style:style style:name="T6" style:family="text">
      <style:text-properties officeooo:rsid="0027267c"/>
    </style:style>
    <style:style style:name="T7" style:family="text">
      <style:text-properties officeooo:rsid="00284734"/>
    </style:style>
    <style:style style:name="T8" style:family="text">
      <style:text-properties officeooo:rsid="0028ca22"/>
    </style:style>
    <style:style style:name="T9" style:family="text">
      <style:text-properties officeooo:rsid="00295318"/>
    </style:style>
    <style:style style:name="T10" style:family="text">
      <style:text-properties fo:font-weight="normal" style:font-weight-asian="normal" style:font-weight-complex="normal"/>
    </style:style>
    <style:style style:name="T11" style:family="text">
      <style:text-properties fo:font-weight="normal" officeooo:rsid="0033dcdb" style:font-weight-asian="normal" style:font-weight-complex="normal"/>
    </style:style>
    <style:style style:name="T12" style:family="text">
      <style:text-properties fo:font-weight="normal" officeooo:rsid="0035da8d" style:font-weight-asian="normal" style:font-weight-complex="normal"/>
    </style:style>
    <style:style style:name="T13" style:family="text">
      <style:text-properties fo:font-weight="normal" officeooo:rsid="0038e561" style:font-weight-asian="normal" style:font-weight-complex="normal"/>
    </style:style>
    <style:style style:name="T14" style:family="text">
      <style:text-properties fo:font-weight="normal" officeooo:rsid="0039bb8e" style:font-weight-asian="normal" style:font-weight-complex="normal"/>
    </style:style>
    <style:style style:name="T15" style:family="text">
      <style:text-properties fo:font-weight="normal" officeooo:rsid="0042daa3" style:font-weight-asian="normal" style:font-weight-complex="normal"/>
    </style:style>
    <style:style style:name="T16" style:family="text">
      <style:text-properties fo:font-weight="normal" officeooo:rsid="0042c487" style:font-weight-asian="normal" style:font-weight-complex="normal"/>
    </style:style>
    <style:style style:name="T17" style:family="text">
      <style:text-properties fo:font-weight="normal" officeooo:rsid="003aa906" style:font-weight-asian="normal" style:font-weight-complex="normal"/>
    </style:style>
    <style:style style:name="T18" style:family="text">
      <style:text-properties fo:font-weight="normal" officeooo:rsid="00444adb" style:font-weight-asian="normal" style:font-weight-complex="normal"/>
    </style:style>
    <style:style style:name="T19" style:family="text">
      <style:text-properties fo:font-weight="normal" officeooo:rsid="003b1b9d" style:font-weight-asian="normal" style:font-weight-complex="normal"/>
    </style:style>
    <style:style style:name="T20" style:family="text">
      <style:text-properties fo:font-weight="normal" officeooo:rsid="003c690e" style:font-weight-asian="normal" style:font-weight-complex="normal"/>
    </style:style>
    <style:style style:name="T21" style:family="text">
      <style:text-properties fo:font-weight="normal" officeooo:rsid="003e1139" style:font-weight-asian="normal" style:font-weight-complex="normal"/>
    </style:style>
    <style:style style:name="T22" style:family="text">
      <style:text-properties fo:font-weight="normal" officeooo:rsid="003f484b" style:font-weight-asian="normal" style:font-weight-complex="normal"/>
    </style:style>
    <style:style style:name="T23" style:family="text">
      <style:text-properties fo:font-weight="normal" officeooo:rsid="004133bf" style:font-weight-asian="normal" style:font-weight-complex="normal"/>
    </style:style>
    <style:style style:name="T24" style:family="text">
      <style:text-properties fo:font-weight="normal" officeooo:rsid="005c6e2c" style:font-weight-asian="normal" style:font-weight-complex="normal"/>
    </style:style>
    <style:style style:name="T25" style:family="text">
      <style:text-properties fo:font-weight="normal" officeooo:rsid="005d6e11" style:font-weight-asian="normal" style:font-weight-complex="normal"/>
    </style:style>
    <style:style style:name="T26" style:family="text">
      <style:text-properties fo:font-weight="normal" officeooo:rsid="005e082c" style:font-weight-asian="normal" style:font-weight-complex="normal"/>
    </style:style>
    <style:style style:name="T27" style:family="text">
      <style:text-properties fo:font-weight="normal" officeooo:rsid="005f5fcc" style:font-weight-asian="normal" style:font-weight-complex="normal"/>
    </style:style>
    <style:style style:name="T28" style:family="text">
      <style:text-properties fo:font-weight="normal" officeooo:rsid="0060583c" style:font-weight-asian="normal" style:font-weight-complex="normal"/>
    </style:style>
    <style:style style:name="T29" style:family="text">
      <style:text-properties fo:font-weight="normal" officeooo:rsid="00624d75" style:font-weight-asian="normal" style:font-weight-complex="normal"/>
    </style:style>
    <style:style style:name="T30" style:family="text">
      <style:text-properties fo:font-weight="normal" officeooo:rsid="00626684" style:font-weight-asian="normal" style:font-weight-complex="normal"/>
    </style:style>
    <style:style style:name="T31" style:family="text">
      <style:text-properties fo:font-weight="normal" officeooo:rsid="00642362" style:font-weight-asian="normal" style:font-weight-complex="normal"/>
    </style:style>
    <style:style style:name="T32" style:family="text">
      <style:text-properties fo:font-weight="normal" officeooo:rsid="006540a7" style:font-weight-asian="normal" style:font-weight-complex="normal"/>
    </style:style>
    <style:style style:name="T33" style:family="text">
      <style:text-properties officeooo:rsid="002e2e7b"/>
    </style:style>
    <style:style style:name="T34" style:family="text">
      <style:text-properties officeooo:rsid="002fb9a4"/>
    </style:style>
    <style:style style:name="T35" style:family="text">
      <style:text-properties officeooo:rsid="0030dd9a"/>
    </style:style>
    <style:style style:name="T36" style:family="text">
      <style:text-properties officeooo:rsid="0035da8d"/>
    </style:style>
    <style:style style:name="T37" style:family="text">
      <style:text-properties officeooo:rsid="00454c03"/>
    </style:style>
    <style:style style:name="T38" style:family="text">
      <style:text-properties officeooo:rsid="004637e3"/>
    </style:style>
    <style:style style:name="T39" style:family="text">
      <style:text-properties officeooo:rsid="0049bbcf"/>
    </style:style>
    <style:style style:name="T40" style:family="text">
      <style:text-properties officeooo:rsid="004b65ed"/>
    </style:style>
    <style:style style:name="T41" style:family="text">
      <style:text-properties officeooo:rsid="004be121"/>
    </style:style>
    <style:style style:name="T42" style:family="text">
      <style:text-properties officeooo:rsid="004cd739"/>
    </style:style>
    <style:style style:name="T43" style:family="text">
      <style:text-properties officeooo:rsid="004d3473"/>
    </style:style>
    <style:style style:name="T44" style:family="text">
      <style:text-properties officeooo:rsid="004e3044"/>
    </style:style>
    <style:style style:name="T45" style:family="text">
      <style:text-properties officeooo:rsid="004fa99d"/>
    </style:style>
    <style:style style:name="T46" style:family="text">
      <style:text-properties officeooo:rsid="0051e89d"/>
    </style:style>
    <style:style style:name="T47" style:family="text">
      <style:text-properties officeooo:rsid="00547b82"/>
    </style:style>
    <style:style style:name="T48" style:family="text">
      <style:text-properties officeooo:rsid="00567ea1"/>
    </style:style>
    <style:style style:name="T49" style:family="text">
      <style:text-properties officeooo:rsid="006540a7"/>
    </style:style>
    <style:style style:name="T50" style:family="text">
      <style:text-properties officeooo:rsid="0066941c"/>
    </style:style>
    <style:style style:name="T51" style:family="text">
      <style:text-properties officeooo:rsid="00685e0c"/>
    </style:style>
    <style:style style:name="T52" style:family="text">
      <style:text-properties officeooo:rsid="006960fa"/>
    </style:style>
    <style:style style:name="T53" style:family="text">
      <style:text-properties officeooo:rsid="006b3fbb"/>
    </style:style>
    <style:style style:name="T54" style:family="text">
      <style:text-properties officeooo:rsid="006f07ce"/>
    </style:style>
    <style:style style:name="T55" style:family="text">
      <style:text-properties officeooo:rsid="006f64bb"/>
    </style:style>
    <style:style style:name="T56" style:family="text">
      <style:text-properties officeooo:rsid="007174ce"/>
    </style:style>
    <style:style style:name="T57" style:family="text">
      <style:text-properties officeooo:rsid="0071bed6"/>
    </style:style>
    <style:style style:name="T58" style:family="text">
      <style:text-properties officeooo:rsid="0074c026"/>
    </style:style>
    <style:style style:name="T59" style:family="text">
      <style:text-properties style:text-underline-style="none" fo:font-weight="normal" officeooo:rsid="006b3fbb" style:font-weight-asian="normal" style:font-weight-complex="normal"/>
    </style:style>
    <style:style style:name="T60" style:family="text">
      <style:text-properties style:text-underline-style="none" fo:font-weight="normal" officeooo:rsid="006cda8c" style:font-weight-asian="normal" style:font-weight-complex="normal"/>
    </style:style>
    <style:style style:name="T61" style:family="text">
      <style:text-properties style:text-underline-style="none" fo:font-weight="normal" officeooo:rsid="006d38d2" style:font-weight-asian="normal" style:font-weight-complex="normal"/>
    </style:style>
    <style:style style:name="T62" style:family="text">
      <style:text-properties style:text-underline-style="none" fo:font-weight="normal" officeooo:rsid="006f07ce" style:font-weight-asian="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754555" style:font-style-asian="normal" style:font-weight-asian="normal" style:font-style-complex="normal" style:font-weight-complex="normal"/>
    </style:style>
    <style:style style:name="T65" style:family="text">
      <style:text-properties fo:font-style="normal" style:text-underline-style="none" fo:font-weight="normal" officeooo:rsid="007641f7" style:font-style-asian="normal" style:font-weight-asian="normal" style:font-style-complex="normal" style:font-weight-complex="normal"/>
    </style:style>
    <style:style style:name="T66" style:family="text">
      <style:text-properties fo:font-style="normal" style:text-underline-style="none" fo:font-weight="normal" officeooo:rsid="007686fe" style:font-style-asian="normal" style:font-weight-asian="normal" style:font-style-complex="normal" style:font-weight-complex="normal"/>
    </style:style>
    <style:style style:name="T67" style:family="text">
      <style:text-properties fo:font-style="normal" style:text-underline-style="none" fo:font-weight="normal" officeooo:rsid="007a20da" style:font-style-asian="normal" style:font-weight-asian="normal" style:font-style-complex="normal" style:font-weight-complex="normal"/>
    </style:style>
    <style:style style:name="T68" style:family="text">
      <style:text-properties fo:font-style="normal" style:text-underline-style="none" fo:font-weight="normal" officeooo:rsid="007a5e90" style:font-style-asian="normal" style:font-weight-asian="normal" style:font-style-complex="normal" style:font-weight-complex="normal"/>
    </style:style>
    <style:style style:name="T69" style:family="text">
      <style:text-properties fo:font-style="normal" style:text-underline-style="none" fo:font-weight="normal" officeooo:rsid="007c3434" style:font-style-asian="normal" style:font-weight-asian="normal" style:font-style-complex="normal" style:font-weight-complex="normal"/>
    </style:style>
    <style:style style:name="T70" style:family="text">
      <style:text-properties fo:font-style="normal" style:text-underline-style="none" fo:font-weight="normal" officeooo:rsid="007cce29" style:font-style-asian="normal" style:font-weight-asian="normal" style:font-style-complex="normal" style:font-weight-complex="normal"/>
    </style:style>
    <style:style style:name="T71" style:family="text">
      <style:text-properties officeooo:rsid="0081ce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Paradigms Part C – Reflective Report</text:p>
      <text:p text:style-name="P1"/>
      <text:p text:style-name="P2">1) board_structure</text:p>
      <text:p text:style-name="P15">I kept this structure as simple as possible to save on memory – it contains only the dimensions of the board and a pointer to the grid data (which is a 2D char array). All other information can be calculated on demand rather than stored. <text:span text:style-name="T55">It should also be noted that my structure indexes rows and columns very differently to the “user friendly” indices shown on the coursework. Here, both indices are zero-based and in the case of rows, inverted (0 is the top, n is the bottom). </text:span><text:span text:style-name="T56">My get_real_row helper function is used to transform user-inputted indices to my index system.</text:span></text:p>
      <text:p text:style-name="P15"/>
      <text:p text:style-name="P3">2) setup_board</text:p>
      <text:p text:style-name="P16">This function simply uses calloc to allocate memory for a board and for the robustness’ sake verifies that the pointer is not NULL using my validate_pointer helper function <text:span text:style-name="T1">(discussed later). </text:span><text:span text:style-name="T8">Any issues with memory allocation will </text:span><text:span text:style-name="T9">result in my error function being called.</text:span></text:p>
      <text:p text:style-name="P16"/>
      <text:p text:style-name="P4">3) cleanup_board</text:p>
      <text:p text:style-name="P17">To cleanup the board, you must first determine whether the grid pointer has been assigned – if it has, then the first step is to iterate through the rows of the array, freeing each one (each row is its own malloc’d string), then free the grid array itself. <text:span text:style-name="T2">Failing to do this before freeing the board would lead to a memory leak as the grid would become inaccessible. </text:span></text:p>
      <text:p text:style-name="P17"/>
      <text:p text:style-name="P5">4) read_in_file</text:p>
      <text:p text:style-name="P18">This function depends heavily on my read_lines helper function (taken largely from my part d) <text:span text:style-name="T3">to get the file read. </text:span><text:span text:style-name="T4">Memory efficiency is important here, so although a 514-byte input buffer is used to read in data (allowing a 512 token row plus a newline and null), it is copied into a newly malloc’d string that matches the length of the row plus a null – </text:span><text:span text:style-name="T5">limiting the memory required to store the full grid. </text:span><text:span text:style-name="T6">To determine the width of the grid, the length of the top row is tested. If any rows do not match this, </text:span><text:span text:style-name="T7">the program will call my error function, </text:span><text:span text:style-name="T8">as will any NULL pointers earlier on.</text:span></text:p>
      <text:p text:style-name="P18"/>
      <text:p text:style-name="P6">5)<text:span text:style-name="T10"> </text:span>write_out_file</text:p>
      <text:p text:style-name="P19">Before doing any writing, the function checks for a win from both players <text:span text:style-name="T37">using my find_win helper function</text:span>. If none are found, then it simply loops through the given board and <text:span text:style-name="T33">prints each row to outfile. </text:span><text:span text:style-name="T34">In the event at least one player has a win, the board u is copied using the copy_board helper function (this is not done all the time to save memory). This allows the grid to be edited, capitalising the winning </text:span><text:span text:style-name="T38">lines (which are encoded in the return value of find_win)</text:span><text:span text:style-name="T34">, without affecting the board that is being played o</text:span><text:span text:style-name="T35">n.</text:span></text:p>
      <text:p text:style-name="P19"/>
      <text:p text:style-name="P7">6) next_player</text:p>
      <text:p text:style-name="P24"><text:span text:style-name="T11">The easiest way to work out the next player is to simply iterate through the grid and count the tokens for each player. </text:span><text:span text:style-name="T12">Since x goes first, if it has the same or fewer tokens on the grid than o, it must be x’s turn. Otherwise it’s o’s turn.</text:span></text:p>
      <text:p text:style-name="P24"><text:span text:style-name="T12"/></text:p>
      <text:p text:style-name="P8"><text:span text:style-name="T36">7</text:span>) current_winner</text:p>
      <text:p text:style-name="P25"><text:span text:style-name="T13">This function relies heavily on my find_win helper function and my win structure. </text:span><text:span text:style-name="T14">I use a structure here to encode the minimum amount of information needed to </text:span><text:span text:style-name="T15">represent</text:span><text:span text:style-name="T14"> a win</text:span><text:span text:style-name="T15">ning line of four</text:span><text:span text:style-name="T14"> (this functionality </text:span><text:span text:style-name="T16">being required</text:span><text:span text:style-name="T14"> for write_out_file), that being a starting position and a direction (as well as a flag to determine whether or not this is a valid win). </text:span><text:span text:style-name="T17">To save memory here, a bitfield is used as there are only 512 valid columns (at most), only 4 directions need to be encoded </text:span><text:span text:style-name="T18">and a true/false flag requires only 1 bit</text:span><text:span text:style-name="T17"> – </text:span><text:span text:style-name="T19">giving an 8 byte structure</text:span><text:span text:style-name="T17">. </text:span><text:span text:style-name="T19">The find_win function simply iterates through the grid looking for </text:span><text:span text:style-name="T20">runs in each of the four directions, </text:span><text:span text:style-name="T21">returning the first one it finds. </text:span><text:span text:style-name="T22">If none is found, a win with the is_win flag set to 0 is returned. <text:s/>T</text:span><text:span text:style-name="T23">he current_winner function simply calls this function for both ‘x’ and ‘o’, returning a character depending on which players have wins.</text:span></text:p>
      <text:p text:style-name="P20"/>
      <text:p text:style-name="P9">8) read_in_move</text:p>
      <text:p text:style-name="P21">This function uses scanf to read integer input for both the row and the column of the move. <text:span text:style-name="T39">If scanf makes no matches (i.e. the user didn’t enter a valid integer), then my error function is called to </text:span><text:span text:style-name="T40">handle the issue. </text:span><text:span text:style-name="T41">If no issues occur, the column and row data is stored in a new struct </text:span><text:span text:style-name="T43">move</text:span><text:span text:style-name="T41"> </text:span><text:span text:style-name="T42">and returned.</text:span></text:p>
      <text:p text:style-name="P21"><text:soft-page-break/></text:p>
      <text:p text:style-name="P10"><text:span text:style-name="T42">9</text:span>) is_valid_move</text:p>
      <text:p text:style-name="P22">To check if a move is valid, a series of checks must be applied. The first two check against the bounds of the array – if either the row or column exceeds these bounds then it can’t be valid. <text:span text:style-name="T44">The last check ensures that the corresponding grid space is empty, as otherwise playing the move would overwrite data. </text:span><text:span text:style-name="T45">If all tests are passed, 1 is returned.</text:span></text:p>
      <text:p text:style-name="P22"/>
      <text:p text:style-name="P11"><text:span text:style-name="T45">1</text:span>0<text:span text:style-name="T46">)</text:span> is_winning_move</text:p>
      <text:p text:style-name="P23">Here we start by checking that the move is valid, calling error if it is not (another approach could be to just return ‘.’, though I decided it would be best not to ignore the error). <text:span text:style-name="T47">Given the functions already in existence, the easiest way to check if a move is winning would be to create a copy of the board, play the given move on that board and then check whether or not there is a winner. </text:span><text:span text:style-name="T48">The new board can then be deleted and the result returned without affecting the original.</text:span></text:p>
      <text:p text:style-name="P23"/>
      <text:p text:style-name="P12"><text:span text:style-name="T48">1</text:span>1) play_move</text:p>
      <text:p text:style-name="P26"><text:span text:style-name="T24">Similarly to is_winning_move, the function first checks that the move is valid for the sake of robustness. </text:span><text:span text:style-name="T25">Following this, the corresponding token (based on next_player) is placed and the helper function resolve_gravity_single is called on it. </text:span><text:span text:style-name="T26">This simply move</text:span><text:span text:style-name="T27">s</text:span><text:span text:style-name="T26"> a token down to the lowest unoccupied space it can find </text:span><text:span text:style-name="T28">in the column. </text:span><text:span text:style-name="T29">Following this, each value in the corresponding row is shifted left or right depending on the move and the helper function resolve_gravity_above is called on each. This applies gravity to a </text:span><text:span text:style-name="T30">token and all tokens above it (which are the only ones that can be affected in this scenario). </text:span><text:span text:style-name="T31">All of the row-rotation is done in-place, saving memory as only a couple of temporary variables are needed, rather than a full copy of the </text:span><text:span text:style-name="T32">row. </text:span></text:p>
      <text:p text:style-name="P26"><text:span text:style-name="T32"/></text:p>
      <text:p text:style-name="P13"><text:span text:style-name="T49">R</text:span>obustness – <text:span text:style-name="T58">Additional Comments</text:span></text:p>
      <text:p text:style-name="P30">To ensure my code is robust, error checks have been placed in many functions (as mentioned), as have checks on pointers. <text:span text:style-name="T50">In any situation where memory is allocated (e.g. setup_board, read_lines, copy_board), file pointers are given (i.e. read_in_file, write_out_file) </text:span><text:span text:style-name="T71">or a board pointer u is passed</text:span><text:span text:style-name="T50">, the validate_pointer helper function is used. This checks that a given pointer is not NULL, </text:span><text:span text:style-name="T51">calling my error function in the event that it is. </text:span><text:span text:style-name="T52">My </text:span><text:span text:style-name="T57">oft-mentioned</text:span><text:span text:style-name="T52"> error function is simple, outputting a relevant error message based on its parameter and exiting with a non-zero code. However, this is a far more graceful exi</text:span><text:span text:style-name="T53">t than a segmentation fault or similar event. </text:span></text:p>
      <text:p text:style-name="P30"/>
      <text:p text:style-name="P27"><text:span text:style-name="T59">S</text:span><text:span text:style-name="T60">imilarly, other error checks that occur throughout the code (e.g. checking move validity before playing it, checking inputted rows/columns are actually integers, checking that every row has the same number of columns) also go through the error function </text:span><text:span text:style-name="T61">and cause the program to exit gracefully. </text:span><text:span text:style-name="T62">This setup helps keep the code a lot more legible since error-handling code isn’t littered everywhere.</text:span></text:p>
      <text:p text:style-name="P27"><text:span text:style-name="T62"/></text:p>
      <text:p text:style-name="P14"><text:span text:style-name="T54">M</text:span>ain.c and Connect4.h</text:p>
      <text:p text:style-name="P31"/>
      <text:p text:style-name="P28"><text:span text:style-name="T64">Connect4.h, as a header file, has limited scope to improve its robustness. However, it would likely benefit from the inclusion of #include guards to prevent it from appearing multiple times in compilation. </text:span><text:span text:style-name="T65">Though in its present state the lack of a guard does not prevent compilation, </text:span><text:span text:style-name="T66">if it was later changed to feature more definitions or #included more times, it could become problematic.</text:span></text:p>
      <text:p text:style-name="P28"><text:span text:style-name="T66"/></text:p>
      <text:p text:style-name="P29"><text:span text:style-name="T66">M</text:span><text:span text:style-name="T63">ain.c is not particularly un-robust at present since many checks are performed already by my functions in connect4.c. However, an improvement could be made in its file handling to extract the type of error from the global variable errno in the event that a NULL pointer is returned </text:span><text:span text:style-name="T67">from fopen. </text:span><text:span text:style-name="T68">When dealing with player moves, improvement could also be made to highlight an invalid move to the user with a message, rather than just repeatedly asking them for a move </text:span><text:span text:style-name="T69">until a valid one is entered</text:span><text:span text:style-name="T7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7T13:57:39.951551763</meta:creation-date>
    <dc:title>Default</dc:title>
    <meta:editing-cycles>102</meta:editing-cycles>
    <meta:generator>LibreOffice/7.0.3.1$Linux_X86_64 LibreOffice_project/00$Build-1</meta:generator>
    <meta:editing-duration>PT2H32M16S</meta:editing-duration>
    <meta:initial-creator>James Townsend</meta:initial-creator>
    <dc:date>2020-12-17T16:40:49.655830693</dc:date>
    <dc:creator>James Townsend</dc:creator>
    <meta:document-statistic meta:table-count="0" meta:image-count="0" meta:object-count="0" meta:page-count="2" meta:paragraph-count="29" meta:word-count="1319" meta:character-count="7597" meta:non-whitespace-character-count="6296"/>
    <meta:template xlink:type="simple" xlink:actuate="onRequest" xlink:title="Default" xlink:href="../../../../../../usr/lib/libreoffice/share/template/common/styles/Default.ott" meta:date="2020-12-17T13:57:39.222446902"/>
  </office:meta>
</office:document-meta>
</file>